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149" officeooo:paragraph-rsid="0010d149"/>
    </style:style>
    <style:style style:name="T1" style:family="text">
      <style:text-properties officeooo:rsid="00112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roche du séminaire</text:p>
      <text:p text:style-name="P1"/>
      <text:p text:style-name="P1"/>
      <text:p text:style-name="P1">Nous vous invitons pour 3 jours de conférences, <text:span text:style-name="T1">en accès libre, ouvertes au grand public </text:span>dans 2 lieux parisiens prestigieux : le Musée d'Histoire naturelle et le Musée du quai Branly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52:13.674684674</meta:creation-date>
    <dc:date>2016-02-24T10:24:39.216979508</dc:date>
    <meta:editing-duration>PT2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34" meta:character-count="204" meta:non-whitespace-character-count="171"/>
  </office:meta>
</office:document-meta>
</file>